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2">
      <style:text-properties officeooo:rsid="00cb93a5" officeooo:paragraph-rsid="00cb93a5"/>
    </style:style>
    <style:style style:name="P28" style:family="paragraph" style:parent-style-name="Table_20_Heading">
      <style:text-properties officeooo:paragraph-rsid="00cb93a5"/>
    </style:style>
    <style:style style:name="P29" style:family="paragraph" style:parent-style-name="Table_20_Contents">
      <style:text-properties officeooo:rsid="00cb93a5" officeooo:paragraph-rsid="00cb93a5"/>
    </style:style>
    <style:style style:name="P30" style:family="paragraph" style:parent-style-name="Table_20_Contents">
      <style:text-properties fo:font-size="10pt" officeooo:rsid="00cb93a5" officeooo:paragraph-rsid="00cb93a5"/>
    </style:style>
    <style:style style:name="P31" style:family="paragraph" style:parent-style-name="Text_20_body">
      <style:text-properties officeooo:rsid="00cbc65d" officeooo:paragraph-rsid="00cbc65d"/>
    </style:style>
    <style:style style:name="P32"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5" style:family="paragraph" style:parent-style-name="Heading_20_2">
      <style:text-properties officeooo:paragraph-rsid="00d31aa8"/>
    </style:style>
    <style:style style:name="P36" style:family="paragraph" style:parent-style-name="Table_20_Heading">
      <style:text-properties officeooo:paragraph-rsid="00bc8d62"/>
    </style:style>
    <style:style style:name="P37" style:family="paragraph" style:parent-style-name="Table_20_Contents">
      <style:text-properties officeooo:rsid="00bc8d62" officeooo:paragraph-rsid="00bc8d62"/>
    </style:style>
    <style:style style:name="P38" style:family="paragraph" style:parent-style-name="Text_20_body">
      <style:text-properties officeooo:rsid="00bc8d62" officeooo:paragraph-rsid="00bc8d62"/>
    </style:style>
    <style:style style:name="P39" style:family="paragraph" style:parent-style-name="Text_20_body">
      <style:text-properties officeooo:rsid="00bdbf47" officeooo:paragraph-rsid="00d33eb7"/>
    </style:style>
    <style:style style:name="P40" style:family="paragraph" style:parent-style-name="Text_20_body">
      <style:text-properties officeooo:rsid="00bdbf47" officeooo:paragraph-rsid="00bdbf47"/>
    </style:style>
    <style:style style:name="P41" style:family="paragraph" style:parent-style-name="Text_20_body">
      <style:text-properties officeooo:rsid="00bf560e" officeooo:paragraph-rsid="00bf560e"/>
    </style:style>
    <style:style style:name="P42" style:family="paragraph" style:parent-style-name="Text_20_body">
      <style:text-properties officeooo:rsid="00bf560e" officeooo:paragraph-rsid="00c1113a"/>
    </style:style>
    <style:style style:name="P43" style:family="paragraph" style:parent-style-name="Text_20_body">
      <style:text-properties officeooo:rsid="00c1113a" officeooo:paragraph-rsid="00c1113a"/>
    </style:style>
    <style:style style:name="P44" style:family="paragraph" style:parent-style-name="Preformatted_20_Text">
      <style:text-properties fo:font-size="9pt" officeooo:rsid="00c1113a" style:font-size-asian="9pt" style:font-size-complex="9pt"/>
    </style:style>
    <style:style style:name="P45" style:family="paragraph" style:parent-style-name="Text_20_body">
      <style:text-properties officeooo:rsid="00c27cc8" officeooo:paragraph-rsid="00c27cc8"/>
    </style:style>
    <style:style style:name="P46" style:family="paragraph" style:parent-style-name="Preformatted_20_Text">
      <style:text-properties fo:font-size="9pt" fo:font-weight="bold" style:font-size-asian="9pt" style:font-weight-asian="bold" style:font-size-complex="9pt" style:font-weight-complex="bold"/>
    </style:style>
    <style:style style:name="P47"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48" style:family="paragraph" style:parent-style-name="Preformatted_20_Text">
      <style:text-properties fo:font-size="9pt" fo:font-weight="bold" officeooo:paragraph-rsid="00c27cc8" style:font-size-asian="9pt" style:font-weight-asian="bold" style:font-size-complex="9pt" style:font-weight-complex="bold"/>
    </style:style>
    <style:style style:name="P49" style:family="paragraph" style:parent-style-name="Text_20_body">
      <style:text-properties officeooo:rsid="00d425a5" officeooo:paragraph-rsid="00d425a5"/>
    </style:style>
    <style:style style:name="P50" style:family="paragraph" style:parent-style-name="Preformatted_20_Text">
      <style:text-properties fo:font-weight="bold" style:font-weight-asian="bold" style:font-weight-complex="bold"/>
    </style:style>
    <style:style style:name="P51" style:family="paragraph" style:parent-style-name="Text_20_body">
      <style:text-properties officeooo:rsid="00d48193" officeooo:paragraph-rsid="00d48193"/>
    </style:style>
    <style:style style:name="P52" style:family="paragraph" style:parent-style-name="Heading_20_3">
      <style:text-properties officeooo:paragraph-rsid="00baaad6"/>
    </style:style>
    <style:style style:name="P53" style:family="paragraph" style:parent-style-name="Text_20_body">
      <style:text-properties officeooo:rsid="00c47fdf" officeooo:paragraph-rsid="00c47fdf"/>
    </style:style>
    <style:style style:name="P54" style:family="paragraph" style:parent-style-name="Text_20_body">
      <style:text-properties officeooo:rsid="00d5e0df" officeooo:paragraph-rsid="00d5e0df"/>
    </style:style>
    <style:style style:name="P55" style:family="paragraph" style:parent-style-name="Table_20_Heading">
      <style:text-properties officeooo:paragraph-rsid="00ca1d5a"/>
    </style:style>
    <style:style style:name="P56" style:family="paragraph" style:parent-style-name="Table_20_Contents">
      <style:text-properties officeooo:rsid="00ca1d5a" officeooo:paragraph-rsid="00ca1d5a"/>
    </style:style>
    <style:style style:name="P57" style:family="paragraph" style:parent-style-name="Table_20_Contents">
      <style:text-properties fo:font-size="10pt" officeooo:rsid="00ca1d5a" officeooo:paragraph-rsid="00ca1d5a"/>
    </style:style>
    <style:style style:name="P58" style:family="paragraph" style:parent-style-name="Standard">
      <style:text-properties officeooo:paragraph-rsid="00ca1d5a"/>
    </style:style>
    <style:style style:name="P59" style:family="paragraph" style:parent-style-name="Preformatted_20_Text">
      <style:text-properties officeooo:rsid="00c47fdf"/>
    </style:style>
    <style:style style:name="P60" style:family="paragraph" style:parent-style-name="Preformatted_20_Text">
      <style:text-properties officeooo:rsid="00c47fdf" officeooo:paragraph-rsid="00c616d3"/>
    </style:style>
    <style:style style:name="P61" style:family="paragraph" style:parent-style-name="Text_20_body">
      <style:text-properties officeooo:rsid="00c616d3" officeooo:paragraph-rsid="00c616d3"/>
    </style:style>
    <style:style style:name="P62" style:family="paragraph" style:parent-style-name="Text_20_body">
      <style:text-properties fo:font-weight="normal" officeooo:rsid="00c616d3" officeooo:paragraph-rsid="00c616d3" style:font-weight-asian="normal" style:font-weight-complex="normal"/>
    </style:style>
    <style:style style:name="P63" style:family="paragraph" style:parent-style-name="Text_20_body">
      <style:text-properties officeooo:rsid="00c616d3" officeooo:paragraph-rsid="00c7fa12"/>
    </style:style>
    <style:style style:name="P64"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65" style:family="paragraph" style:parent-style-name="Preformatted_20_Text">
      <style:text-properties fo:font-weight="normal" officeooo:rsid="00c7fa12" officeooo:paragraph-rsid="00c7fa12" style:font-weight-asian="normal" style:font-weight-complex="normal"/>
    </style:style>
    <style:style style:name="P66" style:family="paragraph" style:parent-style-name="Preformatted_20_Text">
      <style:text-properties officeooo:paragraph-rsid="00c7fa12"/>
    </style:style>
    <style:style style:name="P67" style:family="paragraph" style:parent-style-name="Text_20_body">
      <style:text-properties officeooo:rsid="00c7fa12" officeooo:paragraph-rsid="00c7fa12"/>
    </style:style>
    <style:style style:name="P68" style:family="paragraph" style:parent-style-name="Text_20_body">
      <style:text-properties fo:font-style="normal" officeooo:rsid="00c7fa12" officeooo:paragraph-rsid="00c7fa12" style:font-style-asian="normal" style:font-style-complex="normal"/>
    </style:style>
    <style:style style:name="P69" style:family="paragraph" style:parent-style-name="Preformatted_20_Text">
      <style:paragraph-properties fo:margin-left="3.81cm" fo:text-indent="0cm" style:auto-text-indent="false"/>
    </style:style>
    <style:style style:name="P70" style:family="paragraph" style:parent-style-name="Preformatted_20_Text">
      <style:paragraph-properties fo:margin-left="3.81cm" fo:text-indent="0cm" style:auto-text-indent="false"/>
      <style:text-properties officeooo:paragraph-rsid="00c7fa12"/>
    </style:style>
    <style:style style:name="P71" style:family="paragraph" style:parent-style-name="Text_20_body">
      <style:text-properties officeooo:rsid="00c91ab9" officeooo:paragraph-rsid="00c91ab9"/>
    </style:style>
    <style:style style:name="P72" style:family="paragraph" style:parent-style-name="Text_20_body" style:list-style-name="L2">
      <style:text-properties fo:font-style="normal" officeooo:rsid="00ca1d5a" officeooo:paragraph-rsid="00ca1d5a" style:font-style-asian="normal" style:font-style-complex="normal"/>
    </style:style>
    <style:style style:name="P73" style:family="paragraph" style:parent-style-name="Text_20_body">
      <style:text-properties fo:font-style="normal" officeooo:rsid="00e00a83" officeooo:paragraph-rsid="00e00a83" style:font-style-asian="normal" style:font-style-complex="normal"/>
    </style:style>
    <style:style style:name="P74" style:family="paragraph" style:parent-style-name="Text_20_body">
      <style:text-properties officeooo:rsid="00cb93a5" officeooo:paragraph-rsid="00cb93a5"/>
    </style:style>
    <style:style style:name="P75" style:family="paragraph" style:parent-style-name="Table_20_Heading">
      <style:text-properties officeooo:paragraph-rsid="00ce9907"/>
    </style:style>
    <style:style style:name="P76" style:family="paragraph" style:parent-style-name="Table_20_Contents">
      <style:text-properties officeooo:rsid="00ce9907" officeooo:paragraph-rsid="00ce9907"/>
    </style:style>
    <style:style style:name="P77" style:family="paragraph" style:parent-style-name="Table_20_Contents">
      <style:text-properties fo:font-size="10pt" officeooo:rsid="00ce9907" officeooo:paragraph-rsid="00ce9907"/>
    </style:style>
    <style:style style:name="P78" style:family="paragraph" style:parent-style-name="Text_20_body">
      <style:text-properties officeooo:rsid="00ce9907" officeooo:paragraph-rsid="00ce9907"/>
    </style:style>
    <style:style style:name="P79" style:family="paragraph" style:parent-style-name="Text_20_body">
      <style:text-properties officeooo:rsid="00cf77ad" officeooo:paragraph-rsid="00cf77ad"/>
    </style:style>
    <style:style style:name="P80" style:family="paragraph" style:parent-style-name="Text_20_body">
      <style:text-properties officeooo:rsid="00de27de" officeooo:paragraph-rsid="00de27de"/>
    </style:style>
    <style:style style:name="P81" style:family="paragraph" style:parent-style-name="Text_20_body">
      <style:text-properties officeooo:rsid="00d16daf" officeooo:paragraph-rsid="00d16daf"/>
    </style:style>
    <style:style style:name="P82" style:family="paragraph" style:parent-style-name="Table_20_Contents">
      <style:text-properties officeooo:rsid="00d33eb7" officeooo:paragraph-rsid="00d33eb7"/>
    </style:style>
    <style:style style:name="P83" style:family="paragraph" style:parent-style-name="Text_20_body">
      <style:text-properties officeooo:rsid="00d7acd1" officeooo:paragraph-rsid="00d7acd1"/>
    </style:style>
    <style:style style:name="P84" style:family="paragraph" style:parent-style-name="Text_20_body">
      <style:text-properties officeooo:rsid="00d8ef24" officeooo:paragraph-rsid="00d8ef24"/>
    </style:style>
    <style:style style:name="P85" style:family="paragraph" style:parent-style-name="Text_20_body">
      <style:text-properties fo:font-style="normal" officeooo:rsid="00d7acd1" officeooo:paragraph-rsid="00d7acd1" style:font-style-asian="normal" style:font-style-complex="normal"/>
    </style:style>
    <style:style style:name="P86" style:family="paragraph" style:parent-style-name="Text_20_body">
      <style:text-properties fo:font-style="normal" officeooo:rsid="00d8ef24" officeooo:paragraph-rsid="00d8ef24" style:font-style-asian="normal" style:font-style-complex="normal"/>
    </style:style>
    <style:style style:name="P87" style:family="paragraph" style:parent-style-name="Text_20_body">
      <style:text-properties officeooo:rsid="00da641e" officeooo:paragraph-rsid="00da641e"/>
    </style:style>
    <style:style style:name="P88" style:family="paragraph" style:parent-style-name="Text_20_body">
      <style:text-properties fo:font-style="normal" officeooo:rsid="00da641e" officeooo:paragraph-rsid="00da641e" style:font-style-asian="normal" style:font-style-complex="normal"/>
    </style:style>
    <style:style style:name="P89" style:family="paragraph" style:parent-style-name="Text_20_body">
      <style:text-properties fo:font-style="normal" officeooo:rsid="00dbf3ef" officeooo:paragraph-rsid="00dbf3ef" style:font-style-asian="normal" style:font-style-complex="normal"/>
    </style:style>
    <style:style style:name="P90" style:family="paragraph" style:parent-style-name="Text_20_body">
      <style:text-properties officeooo:rsid="00dc82d8" officeooo:paragraph-rsid="00dc82d8"/>
    </style:style>
    <style:style style:name="P91" style:family="paragraph" style:parent-style-name="Heading_20_1">
      <style:text-properties officeooo:rsid="00e78e0a" officeooo:paragraph-rsid="00e78e0a"/>
    </style:style>
    <style:style style:name="P92" style:family="paragraph" style:parent-style-name="Heading_20_2">
      <style:text-properties officeooo:rsid="00d16daf" officeooo:paragraph-rsid="00d16daf"/>
    </style:style>
    <style:style style:name="P93" style:family="paragraph" style:parent-style-name="Text_20_body">
      <style:text-properties officeooo:rsid="00df2a5a" officeooo:paragraph-rsid="00df2a5a"/>
    </style:style>
    <style:style style:name="P94" style:family="paragraph" style:parent-style-name="Preformatted_20_Text">
      <style:text-properties officeooo:paragraph-rsid="00e0ee0b"/>
    </style:style>
    <style:style style:name="P95" style:family="paragraph" style:parent-style-name="Text_20_body">
      <style:text-properties officeooo:rsid="00e00a83" officeooo:paragraph-rsid="00e00a83"/>
    </style:style>
    <style:style style:name="P96" style:family="paragraph" style:parent-style-name="Text_20_body">
      <style:text-properties officeooo:paragraph-rsid="00ec9ea0"/>
    </style:style>
    <style:style style:name="P97" style:family="paragraph" style:parent-style-name="Text_20_body">
      <style:text-properties officeooo:rsid="00e0ee0b" officeooo:paragraph-rsid="00e0ee0b"/>
    </style:style>
    <style:style style:name="P98" style:family="paragraph" style:parent-style-name="Text_20_body">
      <style:text-properties officeooo:rsid="00e0ee0b" officeooo:paragraph-rsid="00ec9ea0"/>
    </style:style>
    <style:style style:name="P99" style:family="paragraph" style:parent-style-name="Text_20_body">
      <style:text-properties officeooo:rsid="00e5c793" officeooo:paragraph-rsid="00e5c793"/>
    </style:style>
    <style:style style:name="P100" style:family="paragraph" style:parent-style-name="Text_20_body">
      <style:text-properties fo:font-style="normal" officeooo:rsid="00e5c793" officeooo:paragraph-rsid="00e5c793" style:font-style-asian="normal" style:font-style-complex="normal"/>
    </style:style>
    <style:style style:name="P101" style:family="paragraph" style:parent-style-name="Text_20_body">
      <style:text-properties officeooo:rsid="00e78e0a" officeooo:paragraph-rsid="00e78e0a"/>
    </style:style>
    <style:style style:name="P102" style:family="paragraph" style:parent-style-name="Standard">
      <style:paragraph-properties fo:text-align="center" style:justify-single-word="false"/>
      <style:text-properties fo:font-size="16pt" style:font-size-asian="16pt" style:font-size-complex="16pt"/>
    </style:style>
    <style:style style:name="P103"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0b2956e"/>
    </style:style>
    <style:style style:name="T7" style:family="text">
      <style:text-properties fo:font-size="10pt" officeooo:rsid="003b7a84"/>
    </style:style>
    <style:style style:name="T8" style:family="text">
      <style:text-properties officeooo:rsid="00bdbf47"/>
    </style:style>
    <style:style style:name="T9" style:family="text">
      <style:text-properties officeooo:rsid="00c37546"/>
    </style:style>
    <style:style style:name="T10" style:family="text">
      <style:text-properties officeooo:rsid="0040414a"/>
    </style:style>
    <style:style style:name="T11" style:family="text">
      <style:text-properties fo:font-style="italic" style:font-style-asian="italic" style:font-style-complex="italic"/>
    </style:style>
    <style:style style:name="T12"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3" style:family="text">
      <style:text-properties officeooo:rsid="00b4e7da"/>
    </style:style>
    <style:style style:name="T14" style:family="text">
      <style:text-properties fo:font-style="italic" officeooo:rsid="00c3754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c37546" style:font-style-asian="normal" style:font-style-complex="normal"/>
    </style:style>
    <style:style style:name="T17" style:family="text">
      <style:text-properties fo:font-style="normal" officeooo:rsid="00bdbf47" style:font-style-asian="normal" style:font-style-complex="normal"/>
    </style:style>
    <style:style style:name="T18" style:family="text">
      <style:text-properties officeooo:rsid="00b64c18"/>
    </style:style>
    <style:style style:name="T19" style:family="text">
      <style:text-properties officeooo:rsid="00e9c5bc"/>
    </style:style>
    <style:style style:name="T20" style:family="text">
      <style:text-properties officeooo:rsid="00b6e89a"/>
    </style:style>
    <style:style style:name="T21" style:family="text">
      <style:text-properties officeooo:rsid="00d3a49a"/>
    </style:style>
    <style:style style:name="T22" style:family="text">
      <style:text-properties officeooo:rsid="00d31aa8"/>
    </style:style>
    <style:style style:name="T23" style:family="text">
      <style:text-properties officeooo:rsid="00b7b6f3"/>
    </style:style>
    <style:style style:name="T24" style:family="text">
      <style:text-properties fo:font-style="normal" officeooo:rsid="00a3b06d" style:font-style-asian="normal" style:font-style-complex="normal"/>
    </style:style>
    <style:style style:name="T25" style:family="text">
      <style:text-properties fo:font-style="normal" officeooo:rsid="00e8879f" style:font-style-asian="normal" style:font-style-complex="normal"/>
    </style:style>
    <style:style style:name="T26" style:family="text">
      <style:text-properties fo:font-style="normal" officeooo:rsid="00e9c5bc" style:font-style-asian="normal" style:font-style-complex="normal"/>
    </style:style>
    <style:style style:name="T27" style:family="text">
      <style:text-properties fo:font-style="normal" officeooo:rsid="0048556a" style:font-style-asian="normal" style:font-style-complex="normal"/>
    </style:style>
    <style:style style:name="T28" style:family="text">
      <style:text-properties fo:font-style="normal" officeooo:rsid="00baaad6" style:font-style-asian="normal" style:font-style-complex="normal"/>
    </style:style>
    <style:style style:name="T29" style:family="text">
      <style:text-properties officeooo:rsid="00ce9907"/>
    </style:style>
    <style:style style:name="T30" style:family="text">
      <style:text-properties fo:color="#000000" loext:opacity="100%" style:font-name="Droid Sans Mono"/>
    </style:style>
    <style:style style:name="T31" style:family="text">
      <style:text-properties fo:color="#646464" loext:opacity="100%" style:font-name="Droid Sans Mono"/>
    </style:style>
    <style:style style:name="T32" style:family="text">
      <style:text-properties fo:color="#7f0055" loext:opacity="100%" style:font-name="Droid Sans Mono" fo:font-weight="bold" style:font-weight-asian="bold"/>
    </style:style>
    <style:style style:name="T33" style:family="text">
      <style:text-properties fo:color="#6a3e3e" loext:opacity="100%" style:font-name="Droid Sans Mono"/>
    </style:style>
    <style:style style:name="T34" style:family="text">
      <style:text-properties fo:color="#000000" loext:opacity="100%" style:font-name="Droid Sans Mono" fo:font-style="italic" style:font-style-asian="italic"/>
    </style:style>
    <style:style style:name="T35" style:family="text">
      <style:text-properties fo:color="#2a00ff" loext:opacity="100%" style:font-name="Droid Sans Mono"/>
    </style:style>
    <style:style style:name="T36" style:family="text">
      <style:text-properties fo:font-size="10pt" officeooo:rsid="004ea549"/>
    </style:style>
    <style:style style:name="T37" style:family="text">
      <style:text-properties fo:font-size="10pt"/>
    </style:style>
    <style:style style:name="T38" style:family="text">
      <style:text-properties officeooo:rsid="00c47fdf"/>
    </style:style>
    <style:style style:name="T39" style:family="text">
      <style:text-properties officeooo:rsid="00d33eb7"/>
    </style:style>
    <style:style style:name="T40" style:family="text">
      <style:text-properties officeooo:rsid="00bf560e"/>
    </style:style>
    <style:style style:name="T41" style:family="text">
      <style:text-properties fo:font-style="normal" officeooo:rsid="00bf560e" style:font-style-asian="normal" style:font-style-complex="normal"/>
    </style:style>
    <style:style style:name="T42" style:family="text">
      <style:text-properties fo:font-style="normal" officeooo:rsid="00d33eb7" style:font-style-asian="normal" style:font-style-complex="normal"/>
    </style:style>
    <style:style style:name="T43" style:family="text">
      <style:text-properties officeooo:rsid="00c1113a"/>
    </style:style>
    <style:style style:name="T44" style:family="text">
      <style:text-properties fo:font-weight="bold" style:font-weight-asian="bold" style:font-weight-complex="bold"/>
    </style:style>
    <style:style style:name="T45" style:family="text">
      <style:text-properties officeooo:rsid="00d425a5"/>
    </style:style>
    <style:style style:name="T46" style:family="text">
      <style:text-properties officeooo:rsid="00d48193"/>
    </style:style>
    <style:style style:name="T47" style:family="text">
      <style:text-properties officeooo:rsid="00eb3a35"/>
    </style:style>
    <style:style style:name="T48" style:family="text">
      <style:text-properties officeooo:rsid="00cb93a5"/>
    </style:style>
    <style:style style:name="T49" style:family="text">
      <style:text-properties officeooo:rsid="00c616d3"/>
    </style:style>
    <style:style style:name="T50" style:family="text">
      <style:text-properties fo:font-weight="normal" style:font-weight-asian="normal" style:font-weight-complex="normal"/>
    </style:style>
    <style:style style:name="T51" style:family="text">
      <style:text-properties fo:font-weight="normal" officeooo:rsid="00c7fa12" style:font-weight-asian="normal" style:font-weight-complex="normal"/>
    </style:style>
    <style:style style:name="T52" style:family="text">
      <style:text-properties officeooo:rsid="00c91ab9"/>
    </style:style>
    <style:style style:name="T53" style:family="text">
      <style:text-properties officeooo:rsid="00c7fa12"/>
    </style:style>
    <style:style style:name="T54" style:family="text">
      <style:text-properties fo:font-style="normal" officeooo:rsid="00eb3a35" style:font-style-asian="normal" style:font-style-complex="normal"/>
    </style:style>
    <style:style style:name="T55" style:family="text">
      <style:text-properties fo:font-style="italic" officeooo:rsid="00eb3a35" style:font-style-asian="italic" style:font-style-complex="italic"/>
    </style:style>
    <style:style style:name="T56" style:family="text">
      <style:text-properties officeooo:rsid="00d1753a"/>
    </style:style>
    <style:style style:name="T57" style:family="text">
      <style:text-properties officeooo:rsid="00d5f5cd"/>
    </style:style>
    <style:style style:name="T58" style:family="text">
      <style:text-properties fo:font-style="normal" officeooo:rsid="00de27de" style:font-style-asian="normal" style:font-style-complex="normal"/>
    </style:style>
    <style:style style:name="T59" style:family="text">
      <style:text-properties officeooo:rsid="00de27de"/>
    </style:style>
    <style:style style:name="T60" style:family="text">
      <style:text-properties fo:font-style="normal" officeooo:rsid="00da641e" style:font-style-asian="normal" style:font-style-complex="normal"/>
    </style:style>
    <style:style style:name="T61" style:family="text">
      <style:text-properties fo:font-style="normal" officeooo:rsid="00dc82d8" style:font-style-asian="normal" style:font-style-complex="normal"/>
    </style:style>
    <style:style style:name="T62" style:family="text">
      <style:text-properties fo:font-style="normal" officeooo:rsid="00dbf3ef" style:font-style-asian="normal" style:font-style-complex="normal"/>
    </style:style>
    <style:style style:name="T63" style:family="text">
      <style:text-properties fo:font-style="italic" officeooo:rsid="00dbf3ef" style:font-style-asian="italic" style:font-style-complex="italic"/>
    </style:style>
    <style:style style:name="T64" style:family="text">
      <style:text-properties fo:font-style="italic" officeooo:rsid="00dc82d8" style:font-style-asian="italic" style:font-style-complex="italic"/>
    </style:style>
    <style:style style:name="T65" style:family="text">
      <style:text-properties officeooo:rsid="00e00a83"/>
    </style:style>
    <style:style style:name="T66" style:family="text">
      <style:text-properties officeooo:rsid="00e0ee0b"/>
    </style:style>
    <style:style style:name="T67" style:family="text">
      <style:text-properties officeooo:rsid="00e2dfa9"/>
    </style:style>
    <style:style style:name="T68" style:family="text">
      <style:text-properties officeooo:rsid="00ec9ea0"/>
    </style:style>
    <style:style style:name="T69" style:family="text">
      <style:text-properties officeooo:rsid="00df2a5a"/>
    </style:style>
    <style:style style:name="T70" style:family="text">
      <style:text-properties fo:font-style="normal" officeooo:rsid="00ec9ea0" style:font-style-asian="normal" style:font-style-complex="normal"/>
    </style:style>
    <style:style style:name="T71" style:family="text">
      <style:text-properties fo:font-style="normal" officeooo:rsid="00e2dfa9" style:font-style-asian="normal" style:font-style-complex="normal"/>
    </style:style>
    <style:style style:name="T72" style:family="text">
      <style:text-properties fo:font-style="normal" officeooo:rsid="00e482ec" style:font-style-asian="normal" style:font-style-complex="normal"/>
    </style:style>
    <style:style style:name="T73" style:family="text">
      <style:text-properties fo:font-style="italic" officeooo:rsid="00e482ec" style:font-style-asian="italic" style:font-style-complex="italic"/>
    </style:style>
    <style:style style:name="T74" style:family="text">
      <style:text-properties fo:font-style="normal" officeooo:rsid="00ee2816" style:font-style-asian="normal" style:font-style-complex="normal"/>
    </style:style>
    <style:style style:name="T75" style:family="text">
      <style:text-properties fo:font-style="normal" officeooo:rsid="00e00a83" style:font-style-asian="normal" style:font-style-complex="normal"/>
    </style:style>
    <style:style style:name="T76" style:family="text">
      <style:text-properties officeooo:rsid="00e78e0a"/>
    </style:style>
    <style:style style:name="T77" style:family="text">
      <style:text-properties officeooo:rsid="00e5c793"/>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4">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02"><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03">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7/12/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6</text:p>
          <text:p text:style-name="P4"><text:s/>2.1. <text:s/>quickcheck.plugin<text:tab/>6</text:p>
          <text:p text:style-name="P4"><text:s/>2.2. <text:s/>quickcheck.commands<text:tab/>7</text:p>
          <text:p text:style-name="P4"><text:s/>2.3. <text:s/>quickcheck.strategies<text:tab/>9</text:p>
          <text:p text:style-name="P4"><text:s/>2.4. <text:s/>quickcheck.visitors<text:tab/>11</text:p>
          <text:p text:style-name="P4"><text:s/>2.5. <text:s/>quickcheck.annotations<text:tab/>11</text:p>
          <text:p text:style-name="P4"><text:s/>2.6. <text:s/>quickcheck<text:tab/>12</text:p>
          <text:p text:style-name="P3"><text:s/>3. <text:s/>Using QuickCheck<text:tab/>14</text:p>
          <text:p text:style-name="P4"><text:s/>3.1. <text:s/>Usage of “qc”<text:tab/>14</text:p>
          <text:p text:style-name="P4"><text:s/>3.2. <text:s/>Usage of “qr”<text:tab/>15</text:p>
        </text:index-body>
      </text:table-of-content>
      <text:list xml:id="list222755942809457"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222755942809457"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1<text:span text:style-name="T6">6</text:span>/<text:span text:style-name="T6">12/</text:span>2<text:span text:style-name="T6">4</text:span></text:p>
          </table:table-cell>
          <table:table-cell table:style-name="DocHistory.A1" office:value-type="string">
            <text:p text:style-name="Table_20_Contents">First <text:span text:style-name="T7">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6">QuickCheck plugin</text:span><text:span text:style-name="T8">s</text:span> <text:span text:style-name="T9">in</text:span> the VDMJ tool <text:span text:style-name="T8">suite</text:span>.</text:p>
      <text:p text:style-name="P12">Section 1 gives an overview of the Java package structure. Section 2 gives detailed information about each package. Section 3 walks through various common scenarios to describe the <text:span text:style-name="T8">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0">][</text:span><text:span text:style-name="T2">2</text:span><text:span text:style-name="T10">][</text:span><text:span text:style-name="T2">3]</text:span>. It includes a parser, a type checker, an interpreter (with arbitrary precision arithmetic), a debugger, a proof obligation generator and a combinatorial test generator with coverage recording, as well as <text:span text:style-name="T11">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2">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1">plugins</text:span>, each offering analyses and services to the tool. <text:span text:style-name="T3">The VDM-VSCode backend is accessed via the Language Server Protocol (LSP) and so its plugins are referred to as LSP plugins.</text:span></text:p>
      <text:p text:style-name="P13"><text:span text:style-name="T9">Essential</text:span> plugins are built-in and offer parsing, type checking, execution and proof obligation generation. But <text:span text:style-name="T13">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8">s</text:span>. <text:span text:style-name="T8">These </text:span><text:span text:style-name="T13">provides two</text:span> commands <text:span text:style-name="T5">in each environment</text:span>, “qc” and “qr”, which analyse proof obligations.</text:p>
      <text:list xml:id="list222755859542410"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9">A</text:span> <text:span text:style-name="T11">proof obligation </text:span><text:span text:style-name="T14">(PO) </text:span><text:span text:style-name="T15">is a short boolean expressions which will always be true if the specification is free from some particular vulnerability. For example, a function which performs an arithmetic division will fail if the denominator is zero. In th</text:span><text:span text:style-name="T16">is</text:span><text:span text:style-name="T15"> case, </text:span><text:span text:style-name="T16">an </text:span><text:span text:style-name="T15">obligation would state that the denominator </text:span><text:span text:style-name="T17">can</text:span><text:span text:style-name="T15"> never </text:span><text:span text:style-name="T17">be </text:span><text:span text:style-name="T15">zero </text:span><text:span text:style-name="T17">in that particular call context.</text:span></text:p>
      <text:p text:style-name="P17">Proof obligations have two parts: a context stack which describes how an evaluation may reach a particular vulnerability, and <text:span text:style-name="T9">an</text:span> obligation that must hold at that point. For a vulnerability within a<text:span text:style-name="T9">n</text:span> <text:span text:style-name="T9">operation</text:span>, the outermost part of the context stack effectively says “for all possible argument values <text:span text:style-name="T9">and state vectors when calling this operation</text:span>”. Subsequent context items describe the choices that the <text:span text:style-name="T9">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8">(</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9">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indicates that it is possible to pass arguments to th<text:span text:style-name="T8">e</text:span> operation that will cause <text:span text:style-name="T19">it</text:span><text:span text:style-name="T8">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0">or the same counterexample arguments would no longer produce a </text:span><text:span text:style-name="T19">runtime error</text:span><text:span text:style-name="T20">.</text:span></text:p>
      <text:p text:style-name="P20">QuickCheck <text:span text:style-name="T19">provides </text:span>a “<text:span text:style-name="T19">qc”</text:span> <text:span text:style-name="T19">command</text:span> for analysing proof obligations, <text:span text:style-name="T9">looking for problems such as the example given above. The tool</text:span> <text:span text:style-name="T21">divides</text:span><text:span text:style-name="T9"> POs </text:span><text:span text:style-name="T21">into</text:span> one of three categories:</text:p>
      <text:list text:style-name="L1">
        <text:list-item>
          <text:p text:style-name="P21">FAILED, with counterexample arguments (as above)</text:p>
        </text:list-item>
        <text:list-item>
          <text:p text:style-name="P21">Probably PROVABLE, with reasons <text:span text:style-name="T8">why it is believed to be true in all cases</text:span></text:p>
        </text:list-item>
        <text:list-item>
          <text:p text:style-name="P21"><text:span text:style-name="T21">M</text:span>AYBE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222755859542410"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2">q</text:span>uickcheck.plugin</text:p>
          </table:table-cell>
          <table:table-cell table:style-name="Packages.B2" office:value-type="string">
            <text:p text:style-name="P25">Classes that <text:span text:style-name="T23">provide the</text:span> VDMJ and LSP plugin <text:span text:style-name="T23">interface</text:span></text:p>
          </table:table-cell>
        </table:table-row>
        <table:table-row table:style-name="Packages.2">
          <table:table-cell table:style-name="Packages.A2" office:value-type="string">
            <text:p text:style-name="P24"><text:span text:style-name="T22">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2">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5">The </text:span><text:span text:style-name="T11">plugin </text:span><text:span text:style-name="T15">package contains classes that implement the VDMJ and LSP AnalysisPlugin interface. These are thin wrappers around the common QuickCheck class which </text:span><text:span text:style-name="T16">ha</text:span><text:span text:style-name="T15">s the common implementation for both plugins.</text:span></text:p>
      <text:p text:style-name="P26"><text:span text:style-name="T24">T</text:span><text:span text:style-name="T15">he </text:span><text:span text:style-name="T11">commands </text:span><text:span text:style-name="T15">package contains classes that implement the VDMJ and LSP AnalysisCommand interface. This allows the “qc” and “qr” commands to be made available to users on the </text:span><text:span text:style-name="T16">VDMJ </text:span><text:span text:style-name="T15">command line </text:span><text:span text:style-name="T16">and </text:span><text:span text:style-name="T25">VDM-</text:span><text:span text:style-name="T16">VSCode console</text:span><text:span text:style-name="T15">.</text:span></text:p>
      <text:p text:style-name="P26"><text:span text:style-name="T15">There are six built-in </text:span><text:span text:style-name="T11">strategies </text:span><text:span text:style-name="T15">for searching for argument bindings, in order to categorize the PO as </text:span><text:span text:style-name="T11">FAILED, PROVABLE </text:span><text:span text:style-name="T15">or</text:span><text:span text:style-name="T11"> MAYBE</text:span><text:span text:style-name="T15">. It is possible for users to add more </text:span><text:span text:style-name="T16">strategies</text:span><text:span text:style-name="T15">, as discussed below.</text:span></text:p>
      <text:p text:style-name="P26"><text:span text:style-name="T15">The built-in strategies use </text:span><text:span text:style-name="T16">classes in the</text:span><text:span text:style-name="T15"> </text:span><text:span text:style-name="T11">visitors </text:span><text:span text:style-name="T16">package</text:span><text:span text:style-name="T14"> </text:span><text:span text:style-name="T15">for processing obligations.</text:span></text:p>
      <text:p text:style-name="P26"><text:span text:style-name="T15">There is a @QuickCheck annotation that can be used for functions with polymorphic type parameters. This is defined in the </text:span><text:span text:style-name="T11">annotations</text:span><text:span text:style-name="T15"> package.</text:span></text:p>
      <text:p text:style-name="P26"><text:span text:style-name="T15">And lastly the main QuickCheck class is in the </text:span><text:span text:style-name="T26">base</text:span><text:span text:style-name="T15"> </text:span><text:span text:style-name="T11">quickcheck </text:span><text:span text:style-name="T15">package.</text:span><text:span text:style-name="T27"> </text:span><text:span text:style-name="T28">This performs the </text:span><text:span text:style-name="T16">PO </text:span><text:span text:style-name="T28">analysis and is common to the VDMJ and LSP plugins.</text:span></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2">each</text:span> package.</text:p>
      <text:list text:continue-numbering="true" text:style-name="Outline">
        <text:list-item>
          <text:list>
            <text:list-item>
              <text:h text:style-name="P27" text:outline-level="2"><text:bookmark-start text:name="__RefHeading___Toc1754_2867662565"/><text:span text:style-name="T22">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8">Class Summary</text:p>
          </table:table-cell>
          <table:covered-table-cell/>
        </table:table-row>
        <table:table-row table:style-name="Table2.2">
          <table:table-cell table:style-name="Table2.A2" office:value-type="string">
            <text:p text:style-name="P29">QuickCheckPlugin</text:p>
          </table:table-cell>
          <table:table-cell table:style-name="Table2.B2" office:value-type="string">
            <text:p text:style-name="P29">The VDMJ plugin</text:p>
          </table:table-cell>
        </table:table-row>
        <table:table-row table:style-name="Table2.2">
          <table:table-cell table:style-name="Table2.A2" office:value-type="string">
            <text:p text:style-name="P29">QuickCheckLSPPlugin</text:p>
          </table:table-cell>
          <table:table-cell table:style-name="Table2.B2" office:value-type="string">
            <text:p text:style-name="P29">The LSP plugin</text:p>
          </table:table-cell>
        </table:table-row>
        <table:table-row table:style-name="Table2.2">
          <table:table-cell table:style-name="Table2.A2" office:value-type="string">
            <text:p text:style-name="P29">QuickCheckHandler</text:p>
          </table:table-cell>
          <table:table-cell table:style-name="Table2.B2" office:value-type="string">
            <text:p text:style-name="P29">An LSP handler for slsp/POG/quickcheck RPC calls</text:p>
          </table:table-cell>
        </table:table-row>
        <table:table-row table:style-name="Table2.2">
          <table:table-cell table:style-name="Table2.A2" office:value-type="string">
            <text:p text:style-name="P30">QuickCheckThread</text:p>
          </table:table-cell>
          <table:table-cell table:style-name="Table2.B2" office:value-type="string">
            <text:p text:style-name="P29">An LSP AsyncThread to run slsp/POG/quickcheck calls</text:p>
          </table:table-cell>
        </table:table-row>
      </table:table>
      <text:p text:style-name="Text_20_body"/>
      <text:p text:style-name="P31">These classes implement the AnalysisPlugin interface needed to load a plugin into VDMJ or the LSP <text:span text:style-name="T3">backend</text:span>. They do not contain any PO checking functionality as such, which is all done in <text:span text:style-name="T21">the </text:span>QuickCheck <text:span text:style-name="T21">class (see </text:span><text:span text:style-name="T21"><text:bookmark-ref text:reference-format="number" text:ref-name="__RefHeading___Toc7228_2294478471"> 2.6</text:bookmark-ref></text:span><text:span text:style-name="T21">)</text:span>.</text:p>
      <text:p text:style-name="P31">As well as giving the plugin a unique name, “QC”, they also implement the getCommand and getCommandHelp methods, which allow the plugin<text:span text:style-name="T29">s</text:span> to return new instances of the “qc” and “qr” commands, and provide help information for the user about usage.</text:p>
      <text:p text:style-name="P32"><text:span text:style-name="T30"/></text:p>
      <text:p text:style-name="P33"><text:span text:style-name="T30"><text:tab/></text:span><text:span text:style-name="T31">@Override</text:span></text:p>
      <text:p text:style-name="P33"><text:span text:style-name="T30"><text:tab/></text:span><text:span text:style-name="T32">public</text:span><text:span text:style-name="T30"> AnalysisCommand getCommand(String </text:span><text:span text:style-name="T33">line</text:span><text:span text:style-name="T30">)</text:span></text:p>
      <text:p text:style-name="P34"><text:tab/>{</text:p>
      <text:p text:style-name="P33"><text:span text:style-name="T30"><text:tab/><text:tab/>String[] </text:span><text:span text:style-name="T33">argv</text:span><text:span text:style-name="T30"> = Utils.</text:span><text:span text:style-name="T34">toArgv</text:span><text:span text:style-name="T30">(</text:span><text:span text:style-name="T33">line</text:span><text:span text:style-name="T30">);</text:span></text:p>
      <text:p text:style-name="P34"><text:tab/><text:tab/></text:p>
      <text:p text:style-name="P33"><text:span text:style-name="T30"><text:tab/><text:tab/></text:span><text:span text:style-name="T32">switch</text:span><text:span text:style-name="T30"> (</text:span><text:span text:style-name="T33">argv</text:span><text:span text:style-name="T30">[0])</text:span></text:p>
      <text:p text:style-name="P34"><text:tab/><text:tab/>{</text:p>
      <text:p text:style-name="P33"><text:span text:style-name="T30"><text:tab/><text:tab/><text:tab/></text:span><text:span text:style-name="T32">case</text:span><text:span text:style-name="T30"> </text:span><text:span text:style-name="T35">"quickcheck"</text:span><text:span text:style-name="T30">:</text:span></text:p>
      <text:p text:style-name="P33"><text:span text:style-name="T30"><text:tab/><text:tab/><text:tab/></text:span><text:span text:style-name="T32">case</text:span><text:span text:style-name="T30"> </text:span><text:span text:style-name="T35">"qc"</text:span><text:span text:style-name="T30">:</text:span></text:p>
      <text:p text:style-name="P33"><text:span text:style-name="T30"><text:tab/><text:tab/><text:tab/><text:tab/></text:span><text:span text:style-name="T32">return</text:span><text:span text:style-name="T30"> </text:span><text:span text:style-name="T32">new</text:span><text:span text:style-name="T30"> QuickCheckLSPCommand(</text:span><text:span text:style-name="T33">line</text:span><text:span text:style-name="T30">);</text:span></text:p>
      <text:p text:style-name="P34"><text:tab/><text:tab/><text:tab/><text:tab/></text:p>
      <text:p text:style-name="P33"><text:span text:style-name="T30"><text:tab/><text:tab/><text:tab/></text:span><text:span text:style-name="T32">case</text:span><text:span text:style-name="T30"> </text:span><text:span text:style-name="T35">"qcrun"</text:span><text:span text:style-name="T30">:</text:span></text:p>
      <text:p text:style-name="P33"><text:span text:style-name="T30"><text:tab/><text:tab/><text:tab/></text:span><text:span text:style-name="T32">case</text:span><text:span text:style-name="T30"> </text:span><text:span text:style-name="T35">"qr"</text:span><text:span text:style-name="T30">:</text:span></text:p>
      <text:p text:style-name="P33"><text:span text:style-name="T30"><text:tab/><text:tab/><text:tab/><text:tab/></text:span><text:span text:style-name="T32">return</text:span><text:span text:style-name="T30"> </text:span><text:span text:style-name="T32">new</text:span><text:span text:style-name="T30"> QCRunLSPCommand(</text:span><text:span text:style-name="T33">line</text:span><text:span text:style-name="T30">);</text:span></text:p>
      <text:p text:style-name="P34"><text:tab/><text:tab/>}</text:p>
      <text:p text:style-name="P34"><text:tab/><text:tab/></text:p>
      <text:p text:style-name="P33"><text:span text:style-name="T30"><text:tab/><text:tab/></text:span><text:span text:style-name="T32">return</text:span><text:span text:style-name="T30"> </text:span><text:span text:style-name="T32">null</text:span><text:span text:style-name="T30">;</text:span></text:p>
      <text:p text:style-name="P34"><text:tab/>}</text:p>
      <text:p text:style-name="P33"><text:span text:style-name="T30"/></text:p>
      <text:p text:style-name="Standard"/>
      <text:p text:style-name="P31">In an LSP environment, rather than responding to commands on the terminal, JSON RPC messages are sent via an extension of the LSP protocol. The QuickCheckHandler is registered to handle “slsp/POG/quickcheck” <text:span text:style-name="T21">RPC </text:span>messages, directing them to the QuickCheckLSPPlugin’s quickCheck method.</text:p>
      <text:p text:style-name="P31">Because quickCheck evaluations can take a while for large specifications, the <text:span text:style-name="T3">LSP backend</text:span> evaluation is performed by a background CancellableThread called QuickCheckThread. This is similar to the QuickCheckExecutor (below) which is used to background “<text:span text:style-name="T21">qc”</text:span> commands issued from the <text:span text:style-name="T3">VDM-</text:span>VSCode console. <text:span text:style-name="T29">This means that long running evaluations can be interrupted via the GUI.</text:span></text:p>
      <text:list text:continue-numbering="true" text:style-name="Outline">
        <text:list-item>
          <text:list>
            <text:list-item>
              <text:list>
                <text:list-item>
                  <text:h text:style-name="Heading_20_3" text:outline-level="3">Comments</text:h>
                </text:list-item>
              </text:list>
            </text:list-item>
          </text:list>
        </text:list-item>
      </text:list>
      <text:p text:style-name="P31">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35" text:outline-level="2"><text:bookmark-start text:name="__RefHeading___Toc896_2867662565"/><text:soft-page-break/><text:span text:style-name="T20">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36">Class Summary</text:p>
          </table:table-cell>
          <table:covered-table-cell/>
        </table:table-row>
        <table:table-row table:style-name="vdmj_5f_pog.2">
          <table:table-cell table:style-name="vdmj_5f_pog.A2" office:value-type="string">
            <text:p text:style-name="P37">QuickCheckCommand</text:p>
          </table:table-cell>
          <table:table-cell table:style-name="vdmj_5f_pog.B2" office:value-type="string">
            <text:p text:style-name="P37">The VDMJ “qc” command</text:p>
          </table:table-cell>
        </table:table-row>
        <table:table-row table:style-name="vdmj_5f_pog.2">
          <table:table-cell table:style-name="vdmj_5f_pog.A2" office:value-type="string">
            <text:p text:style-name="P37">QCRunCommand</text:p>
          </table:table-cell>
          <table:table-cell table:style-name="vdmj_5f_pog.B2" office:value-type="string">
            <text:p text:style-name="P37">The VDMJ “qr” command</text:p>
          </table:table-cell>
        </table:table-row>
        <table:table-row table:style-name="vdmj_5f_pog.2">
          <table:table-cell table:style-name="vdmj_5f_pog.A2" office:value-type="string">
            <text:p text:style-name="P37">QuickCheckLSPCommand</text:p>
          </table:table-cell>
          <table:table-cell table:style-name="vdmj_5f_pog.B2" office:value-type="string">
            <text:p text:style-name="P37">The LSP “qc” command</text:p>
          </table:table-cell>
        </table:table-row>
        <table:table-row table:style-name="vdmj_5f_pog.2">
          <table:table-cell table:style-name="vdmj_5f_pog.A2" office:value-type="string">
            <text:p text:style-name="P37"><text:span text:style-name="T36">Q</text:span><text:span text:style-name="T37">CRunLSPCommand</text:span></text:p>
          </table:table-cell>
          <table:table-cell table:style-name="vdmj_5f_pog.B2" office:value-type="string">
            <text:p text:style-name="P37">The LSP “qr” command</text:p>
          </table:table-cell>
        </table:table-row>
        <table:table-row table:style-name="vdmj_5f_pog.2">
          <table:table-cell table:style-name="vdmj_5f_pog.A2" office:value-type="string">
            <text:p text:style-name="P37">QuickCheckExecutor</text:p>
          </table:table-cell>
          <table:table-cell table:style-name="vdmj_5f_pog.B2" office:value-type="string">
            <text:p text:style-name="P37">An LSP AsyncExecutor for QuickCheck runs</text:p>
          </table:table-cell>
        </table:table-row>
        <table:table-row table:style-name="vdmj_5f_pog.2">
          <table:table-cell table:style-name="vdmj_5f_pog.A2" office:value-type="string">
            <text:p text:style-name="P37">QCConsole</text:p>
          </table:table-cell>
          <table:table-cell table:style-name="vdmj_5f_pog.B2" office:value-type="string">
            <text:p text:style-name="P37">A QuickCheck console that allows “quiet” processing</text:p>
          </table:table-cell>
        </table:table-row>
      </table:table>
      <text:p text:style-name="Text_20_body"/>
      <text:p text:style-name="P38">The commands package contains classes that implement the “qc” and “qr” command<text:span text:style-name="T38">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39">quickcheck” (abbr. “qc”)</text:span><text:bookmark-end text:name="__RefHeading___Toc1947_2526752406"/></text:h>
                </text:list-item>
              </text:list>
            </text:list-item>
          </text:list>
        </text:list-item>
      </text:list>
      <text:p text:style-name="P39">The QuickCheckCommand class <text:span text:style-name="T39">implements the “quickcheck” or “qc” command for the VDMJ plugin. So it </text:span>extends the abstract VDMJ AnalysisCommand and implements the “run” method.</text:p>
      <text:p text:style-name="P39"><text:span text:style-name="T40">It starts by creating a </text:span><text:span text:style-name="T41">QuickCheck instance </text:span><text:span text:style-name="T42">(see </text:span><text:span text:style-name="T42"><text:bookmark-ref text:reference-format="number" text:ref-name="__RefHeading___Toc7228_2294478471"> 2.6</text:bookmark-ref></text:span><text:span text:style-name="T42">)</text:span><text:span text:style-name="T41"> to actually perform the analysis, <text:s/>asking it to load its pluggable strategies. The </text:span><text:span text:style-name="T42">loaded </text:span><text:span text:style-name="T41">strategies are passed the command line and are responsible for processing and removing any flags that they require. </text:span>Th<text:span text:style-name="T40">e run method</text:span> <text:span text:style-name="T39">then </text:span><text:span text:style-name="T40">processes</text:span> the <text:span text:style-name="T38">remaining</text:span> <text:span text:style-name="T40">common </text:span>flags that the user can pass.</text:p>
      <text:p text:style-name="P40">After that, the command obtains the POPlugin from the Registry and calls its getProofObligations method, which returns a <text:span text:style-name="T39">complete</text:span> list of <text:span text:style-name="T38">proof</text:span> obligations. This list is cut down by any options that the user has passed <text:span text:style-name="T39">to </text:span>select a subset of the obligations.</text:p>
      <text:p text:style-name="P41">Next the <text:span text:style-name="T39">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2">If no strategies abort the run, the command loops through the chosen proof obligations, <text:span text:style-name="T39">doing the following:</text:span></text:p>
      <text:p text:style-name="P42">Firstly, it calls the getValues method on the QuickCheck instance. This is responsible for calling the getValues method of each of the configured plugins, and these in turn return <text:span text:style-name="T43">lists of values for each type binding in the obligation. See </text:span><text:span text:style-name="T43"><text:bookmark-ref text:reference-format="number" text:ref-name="__RefHeading___Toc7226_2294478471"> 2.3</text:bookmark-ref></text:span><text:span text:style-name="T43">.</text:span></text:p>
      <text:p text:style-name="P43">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39">checkObligation</text:span><text:span text:style-name="T38"> </text:span>evaluation if it takes too long.</text:p>
      <text:p text:style-name="P43">The console output is <text:span text:style-name="T39">written</text:span> <text:span text:style-name="T19">directly </text:span>by the checkObligation method. So the command <text:span text:style-name="T39">adds</text:span> no extra output. For example:</text:p>
      <text:p text:style-name="P18"/>
      <text:p text:style-name="P18">&gt; <text:span text:style-name="T44">qc</text:span></text:p>
      <text:p text:style-name="P18">PO #1, MAYBE in 0.004s</text:p>
      <text:p text:style-name="P18">PO #2, PROVABLE by direct (patterns match all type values) in 0.002s</text:p>
      <text:p text:style-name="P18">PO #3, PROVABLE by witness map_ = &lt;ManyMany&gt;, prset = {} in 0.001s</text:p>
      <text:p text:style-name="P18">PO #4, PROVABLE by direct (body is total) in 0.002s</text:p>
      <text:p text:style-name="P18">PO #5, PROVABLE by witness rels = {|-&gt;}, esets = {|-&gt;} in 0.001s</text:p>
      <text:p text:style-name="P44">&gt;</text:p>
      <text:p text:style-name="P44"/>
      <text:p text:style-name="P45">The processing performed by the QuickCheckLSPCommand is very similar, except it uses an <text:span text:style-name="T38">LSP </text:span>AsyncExecutor called QuickCheckExecutor to run the <text:span text:style-name="T39">checkObligation </text:span>evaluation. This is because <text:span text:style-name="T3">VDM-</text:span>VSCode is a<text:span text:style-name="T39">n</text:span> asynchronous environment, and the user is allowed to do other operations while <text:soft-page-break/>the background QuickCheck evaluation is in progress. But apart from that difference, the execution in the QuickCheckExecutor’s “exec” method is very similar to the VDMJ command.</text:p>
      <text:p text:style-name="P45">The output on the <text:span text:style-name="T3">VDM-</text:span>VSCode debug console (below) is virtually identical in content to the VDMJ command line because the output is coming from the same QuickCheck processor, but an “OK” is added <text:span text:style-name="T38">at the end </text:span>to let the user know that the background evaluation has completed. If you attempt to <text:span text:style-name="T19">run</text:span> something <text:span text:style-name="T19">on the console</text:span> while “qc” is still running, you will be told “<text:span text:style-name="T11">Still running qc</text:span>”.</text:p>
      <text:p text:style-name="Preformatted_20_Text"/>
      <text:p text:style-name="P46">qc</text:p>
      <text:p text:style-name="P18">PO #1, MAYBE in 0.005s</text:p>
      <text:p text:style-name="P18">PO #2, PROVABLE by direct (patterns match all type values) in 0.003s</text:p>
      <text:p text:style-name="P18">PO #3, PROVABLE by witness map_ = &lt;ManyMany&gt;, prset = {} in 0.001s</text:p>
      <text:p text:style-name="P18">PO #4, PROVABLE by direct (body is total) in 0.001s</text:p>
      <text:p text:style-name="P18">PO #5, PROVABLE by witness rels = {|-&gt;}, esets = {|-&gt;} in 0.001s</text:p>
      <text:p text:style-name="P47">OK</text:p>
      <text:p text:style-name="P48"/>
      <text:p text:style-name="P45">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39">qcrun” (abbr. “qr”)</text:span></text:h>
                </text:list-item>
              </text:list>
            </text:list-item>
          </text:list>
        </text:list-item>
      </text:list>
      <text:p text:style-name="Text_20_body">The Q<text:span text:style-name="T39">CRun</text:span>Command class <text:span text:style-name="T39">implements the “qcrun” or “qr” command for the VDMJ plugin. So it </text:span>extends the abstract VDMJ AnalysisCommand and implements the “run” method.</text:p>
      <text:p text:style-name="Text_20_body">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49">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45">counterexample has state (ie. it is for an operation call in a module with state), the current module state is adjusted by calling the “set” method on the UpdatableValues corresponding to the state vector. Note this change is not undone, so </text:span><text:span text:style-name="T19">running </text:span><text:span text:style-name="T45">“qr” can affect the current module state.</text:span></text:p>
      <text:p text:style-name="P49">Lastly, a PrintCommand is built, including the launch string. This is executed as if the user had typed it themselves, <text:span text:style-name="T46">allowing it to be debugged as usual</text:span>. The actual print command is printed for information. <text:span text:style-name="T46">For example:</text:span></text:p>
      <text:p text:style-name="Preformatted_20_Text"/>
      <text:p text:style-name="P50">&gt; <text:span text:style-name="T46">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0">&gt; qr 2</text:p>
      <text:p text:style-name="P50">=&gt; print f(1, [1.25])</text:p>
      <text:p text:style-name="Preformatted_20_Text">Error 4065: Value 1.25 is not a nat in 'DEFAULT' (console) at line 1:1</text:p>
      <text:p text:style-name="Preformatted_20_Text"/>
      <text:p text:style-name="Preformatted_20_Text"/>
      <text:p text:style-name="P51">The QCRunLSPCommand is similar, except that an ExpressionExecutor is used to run the evaluation in the background, since the GUI is asynchronous.</text:p>
      <text:p text:style-name="P51">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1"><text:soft-page-break/>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2" text:outline-level="3">Comments</text:h>
                </text:list-item>
              </text:list>
            </text:list-item>
          </text:list>
        </text:list-item>
      </text:list>
      <text:p text:style-name="P53">The pattern of dividing functionality between a “plugin” part and a “common” part works well and allows the same code to be shared between VDMJ and LSP plugins. This is recommended for other plugins that want to offer services in both environments.</text:p>
      <text:p text:style-name="P54">The PO code lens is a much better way of launching “qr” behaviour than the “Debug example” button. We may phase out the latter in future.</text:p>
      <text:list xml:id="list222754777981446" text:continue-numbering="true" text:style-name="Outline">
        <text:list-item>
          <text:list>
            <text:list-item>
              <text:h text:style-name="P35" text:outline-level="2"><text:bookmark-start text:name="__RefHeading___Toc7226_2294478471"/><text:span text:style-name="T20">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55">Class Summary</text:p>
          </table:table-cell>
          <table:covered-table-cell/>
        </table:table-row>
        <table:table-row table:style-name="Table1.2">
          <table:table-cell table:style-name="Table1.A2" office:value-type="string">
            <text:p text:style-name="P56">QCStrategy</text:p>
          </table:table-cell>
          <table:table-cell table:style-name="Table1.B2" office:value-type="string">
            <text:p text:style-name="P56"><text:span text:style-name="T47">The</text:span> abstract base class of all strategies</text:p>
          </table:table-cell>
        </table:table-row>
        <table:table-row table:style-name="Table1.2">
          <table:table-cell table:style-name="Table1.A2" office:value-type="string">
            <text:p text:style-name="P56">FixedQCStrategy</text:p>
          </table:table-cell>
          <table:table-cell table:style-name="Table1.B2" office:value-type="string">
            <text:p text:style-name="P56">A strategy that returns fixed values of every type</text:p>
          </table:table-cell>
        </table:table-row>
        <table:table-row table:style-name="Table1.2">
          <table:table-cell table:style-name="Table1.A2" office:value-type="string">
            <text:p text:style-name="P56">RandomQCStrategy</text:p>
          </table:table-cell>
          <table:table-cell table:style-name="Table1.B2" office:value-type="string">
            <text:p text:style-name="P56">A strategy that returns random values of every type</text:p>
          </table:table-cell>
        </table:table-row>
        <table:table-row table:style-name="Table1.2">
          <table:table-cell table:style-name="Table1.A2" office:value-type="string">
            <text:p text:style-name="P57">FiniteQCStrategy</text:p>
          </table:table-cell>
          <table:table-cell table:style-name="Table1.B2" office:value-type="string">
            <text:p text:style-name="P56">A strategy that looks for finite types and returns all their values</text:p>
          </table:table-cell>
        </table:table-row>
        <table:table-row table:style-name="Table1.2">
          <table:table-cell table:style-name="Table1.A2" office:value-type="string">
            <text:p text:style-name="P56">TrivialQCStrategy</text:p>
          </table:table-cell>
          <table:table-cell table:style-name="Table1.B2" office:value-type="string">
            <text:p text:style-name="P56">A strategy that looks for common PO patterns that are true</text:p>
          </table:table-cell>
        </table:table-row>
        <table:table-row table:style-name="Table1.2">
          <table:table-cell table:style-name="Table1.A2" office:value-type="string">
            <text:p text:style-name="P56">SearchQCStrategy</text:p>
          </table:table-cell>
          <table:table-cell table:style-name="Table1.B2" office:value-type="string">
            <text:p text:style-name="P56">A strategy that looks for falsifiable subexpressions</text:p>
          </table:table-cell>
        </table:table-row>
        <table:table-row table:style-name="Table1.2">
          <table:table-cell table:style-name="Table1.A2" office:value-type="string">
            <text:p text:style-name="P56">DirectQCStrategy</text:p>
          </table:table-cell>
          <table:table-cell table:style-name="Table1.B2" office:value-type="string">
            <text:p text:style-name="P56">A strategy that looks at the original spec to try to prove POs</text:p>
          </table:table-cell>
        </table:table-row>
        <table:table-row table:style-name="Table1.2">
          <table:table-cell table:style-name="Table1.A2" office:value-type="string">
            <text:p text:style-name="P56">StrategyResults</text:p>
          </table:table-cell>
          <table:table-cell table:style-name="Table1.B2" office:value-type="string">
            <text:p text:style-name="P56"><text:span text:style-name="T47">B</text:span>inding/value pairs <text:span text:style-name="T47">and flags passed back</text:span> from a strategy</text:p>
          </table:table-cell>
        </table:table-row>
      </table:table>
      <text:p text:style-name="P58"/>
      <text:p text:style-name="P53">As discussed in the Overview, QuickCheck uses a number of pluggable strategies for deciding what binding values to try when trying to analyse obligations. Six strategies are provided with the tool, but new ones can be added easily, by <text:span text:style-name="T48">extending the QCStrategy class</text:span> and adding <text:span text:style-name="T48">a jar</text:span> to the classpath. <text:span text:style-name="T48">The jar should also contain a resource file called “qc.strategies” which lists the fully qualified class name of the classes within the jar which are strategies. See the QuickCheck jar for examples.</text:span></text:p>
      <text:p text:style-name="P53">Consider the following <text:span text:style-name="T49">recursive factorial function</text:span>:</text:p>
      <text:p text:style-name="P59"><text:tab/>f: nat -&gt; nat</text:p>
      <text:p text:style-name="P59"><text:tab/>f(a) ==</text:p>
      <text:p text:style-name="P59"><text:tab/><text:tab/>if a = 0</text:p>
      <text:p text:style-name="P59"><text:tab/><text:tab/>then 1</text:p>
      <text:p text:style-name="P60"><text:tab/><text:tab/>else a * f(a-1)</text:p>
      <text:p text:style-name="P60"><text:tab/><text:span text:style-name="T49">measure a</text:span>;</text:p>
      <text:p text:style-name="P59"><text:soft-page-break/></text:p>
      <text:p text:style-name="P59"/>
      <text:p text:style-name="P61">It generates the following proof obligation for the recursive argument:</text:p>
      <text:p text:style-name="Preformatted_20_Text"/>
      <text:p text:style-name="Preformatted_20_Text"><text:tab/>Proof Obligation 2: (<text:span text:style-name="T49">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1">The recursive f(a-1) call must pass a <text:span text:style-name="T50">nat, and hence a-1 must be &gt;= 0. The “not (a=0)” context is because the f(a-1) call is in the “else” clause, and hence the “if” condition must be false.</text:span></text:p>
      <text:p text:style-name="P62">So to evaluate this PO, we have to produce a number of a:nat values to try, looking for cases that are counterexamples. Generating these values and associating them with the a:nat type bind is the job of the strategies.</text:p>
      <text:p text:style-name="P63"><text:span text:style-name="T50">Each strategy </text:span><text:span text:style-name="T51">extends an abstract QCStrategy</text:span><text:span text:style-name="T50"> </text:span><text:span text:style-name="T51">class, and must implement some simple methods, the most important being “init” and “getValues”. The init method is called at the start (see </text:span><text:span text:style-name="T51"><text:bookmark-ref text:reference-format="number" text:ref-name="__RefHeading___Toc896_2867662565"> 2.2</text:bookmark-ref></text:span><text:span text:style-name="T51">) and allows the strategy to take options from the “qc” command line. The bulk of the work is done by the getValues method:</text:span></text:p>
      <text:p text:style-name="Preformatted_20_Text"><text:span text:style-name="T51"/></text:p>
      <text:p text:style-name="P64">public StrategyResults getValues(ProofObligation po,</text:p>
      <text:p text:style-name="P65"><text:tab/><text:tab/><text:tab/>List&lt;INBindingOverride&gt; binds, Context ctxt);</text:p>
      <text:p text:style-name="P66"><text:span text:style-name="T51"/></text:p>
      <text:p text:style-name="P67">The method is passed the PO to process, a list of its type binds, and an evaluation Context. The INBindingOverride interface is provided by VDMJ and allows you to provide a specific list of bind values to either a <text:span text:style-name="T11">forall </text:span><text:span text:style-name="T15">or an </text:span><text:span text:style-name="T11">exists </text:span><text:span text:style-name="T15">quantifier. The Context is provided to allow type invariants to be calculated as values are generated.</text:span></text:p>
      <text:p text:style-name="P68">For example, the “fixed” strategy does the following in its getValue method <text:span text:style-name="T47">(simplified)</text:span>:</text:p>
      <text:p text:style-name="Preformatted_20_Text"/>
      <text:p text:style-name="P69">Map&lt;String, ValueList&gt; values = new HashMap&lt;String, ValueList&gt;();</text:p>
      <text:p text:style-name="P69"/>
      <text:p text:style-name="P69">for (INBindingOverride bind: binds)</text:p>
      <text:p text:style-name="P69">{</text:p>
      <text:p text:style-name="P69"><text:tab/>String key = bind.toString();<text:tab/></text:p>
      <text:p text:style-name="P69">...</text:p>
      <text:p text:style-name="P69"><text:tab/>verbose("Generating fixed values for %s\n", bind);</text:p>
      <text:p text:style-name="P70"><text:tab/>ValueSet set = bind.getType().apply(</text:p>
      <text:p text:style-name="P70"><text:tab/><text:tab/>new <text:span text:style-name="T52">F</text:span><text:span text:style-name="T53">ix</text:span>edRangeCreator(ctxt), expansionLimit);</text:p>
      <text:p text:style-name="P69"><text:tab/>ValueList list = new ValueList();</text:p>
      <text:p text:style-name="P69"><text:tab/>list.addAll(set);</text:p>
      <text:p text:style-name="P69"><text:tab/>values.put(key, list);</text:p>
      <text:p text:style-name="P69">}</text:p>
      <text:p text:style-name="P69"/>
      <text:p text:style-name="P69">return new StrategyResults(values, <text:span text:style-name="T52">false, </text:span>...<text:span text:style-name="T52">)</text:span></text:p>
      <text:p text:style-name="Preformatted_20_Text"/>
      <text:p text:style-name="Preformatted_20_Text"/>
      <text:p text:style-name="P71"><text:span text:style-name="T54">N</text:span><text:span text:style-name="T15">ote that the StrategyResults includes a map from the string form of each type bind to a ValueList of candidate values. It uses the FixedRangeCreator visitor to do this (see </text:span><text:span text:style-name="T15"><text:bookmark-ref text:reference-format="number" text:ref-name="__RefHeading___Toc898_2867662565"> 2.4</text:bookmark-ref></text:span><text:span text:style-name="T15">). The </text:span><text:span text:style-name="T11">expansionLimit </text:span><text:span text:style-name="T15">is set from the plugin options passed to the init method.</text:span></text:p>
      <text:p text:style-name="P71"><text:span text:style-name="T15">In general, a strategy can use any information from the PO and its bindings to try to guess or calculate which values to try. The StrategyResults also include a</text:span><text:span text:style-name="T11"> hasAllValues </text:span><text:span text:style-name="T15">argument that indicates whether the ValueList passed back contains all values of the types (here it’s false).</text:span></text:p>
      <text:list text:style-name="L2">
        <text:list-item>
          <text:p text:style-name="P72">The “random” strategy uses a PRNG to generate simple type values. Complex types are then composed using combinations of values from their more primitive components.</text:p>
        </text:list-item>
        <text:list-item>
          <text:p text:style-name="P72">The “finite” strategy uses the INGetAllValuesVisitor to generate all of the values of its binds, assuming the types are finite and not too large. <text:span text:style-name="T47">This also sets </text:span><text:span text:style-name="T55">hasAllValues.</text:span></text:p>
        </text:list-item>
        <text:list-item>
          <text:p text:style-name="P72"><text:soft-page-break/>The “trivial” strategy looks for common patterns that indicate that a PO is true. <text:span text:style-name="T47">This ca set a flag to say that the PO is </text:span><text:span text:style-name="T55">provedBy </text:span><text:span text:style-name="T47">trivial.</text:span></text:p>
        </text:list-item>
        <text:list-item>
          <text:p text:style-name="P72">The “search” strategy looks for falsifiable subexpressions within the PO. For example, if it sees “x &lt;&gt; 0” then it will return a binding of x=0 to try to provoke a failure.</text:p>
        </text:list-item>
        <text:list-item>
          <text:p text:style-name="P72">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PROVABLE.</text:p>
        </text:list-item>
      </text:list>
      <text:p text:style-name="P73">Note that a strategy can affect whether it is enabled by default or only enabled when explicitly requested. This is set via the useByDefault method. The “random” strategy is the only built-in strategy that isn’t enabled by default.</text:p>
      <text:list text:continue-list="list222754777981446" text:style-name="Outline">
        <text:list-item>
          <text:list>
            <text:list-item>
              <text:list>
                <text:list-item>
                  <text:h text:style-name="P52" text:outline-level="3">Comments</text:h>
                </text:list-item>
              </text:list>
            </text:list-item>
          </text:list>
        </text:list-item>
      </text:list>
      <text:p text:style-name="P74">Strategies are plugins with<text:span text:style-name="T47">in</text:span> a plugin, and use the same GetResource method of VDMJ to achieve this – see the “loadStrategies” method of QuickCheck. <text:span text:style-name="T47">This pattern is very flexible.</text:span></text:p>
      <text:list text:continue-numbering="true" text:style-name="Outline">
        <text:list-item>
          <text:list>
            <text:list-item>
              <text:h text:style-name="P35" text:outline-level="2"><text:bookmark-start text:name="__RefHeading___Toc898_2867662565"/><text:span text:style-name="T20">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75">Class Summary</text:p>
          </table:table-cell>
          <table:covered-table-cell/>
        </table:table-row>
        <table:table-row table:style-name="Table3.2">
          <table:table-cell table:style-name="Table3.A2" office:value-type="string">
            <text:p text:style-name="P76">**<text:span text:style-name="T56">*</text:span>TypeBindFinder</text:p>
          </table:table-cell>
          <table:table-cell table:style-name="Table3.B2" office:value-type="string">
            <text:p text:style-name="P76">Parts of a VisitorSet to locate type binds</text:p>
          </table:table-cell>
        </table:table-row>
        <table:table-row table:style-name="Table3.2">
          <table:table-cell table:style-name="Table3.A2" office:value-type="string">
            <text:p text:style-name="P76">***RangeCreator</text:p>
          </table:table-cell>
          <table:table-cell table:style-name="Table3.B2" office:value-type="string">
            <text:p text:style-name="P76">Visitors to create “fixed” and “random” ranges of values</text:p>
          </table:table-cell>
        </table:table-row>
        <table:table-row table:style-name="Table3.2">
          <table:table-cell table:style-name="Table3.A2" office:value-type="string">
            <text:p text:style-name="P76">Sea<text:span text:style-name="T56">r</text:span>chQCVisitor</text:p>
          </table:table-cell>
          <table:table-cell table:style-name="Table3.B2" office:value-type="string">
            <text:p text:style-name="P76">A visitor used by the “search” strategy</text:p>
          </table:table-cell>
        </table:table-row>
        <table:table-row table:style-name="Table3.2">
          <table:table-cell table:style-name="Table3.A2" office:value-type="string">
            <text:p text:style-name="P77">TotalExpressionVisitor</text:p>
          </table:table-cell>
          <table:table-cell table:style-name="Table3.B2" office:value-type="string">
            <text:p text:style-name="P76">A visitor used by the “direct” strategy</text:p>
          </table:table-cell>
        </table:table-row>
        <table:table-row table:style-name="Table3.2">
          <table:table-cell table:style-name="Table3.A2" office:value-type="string">
            <text:p text:style-name="P76">TrivialQCVisitor</text:p>
          </table:table-cell>
          <table:table-cell table:style-name="Table3.B2" office:value-type="string">
            <text:p text:style-name="P76">A visitor used by the “trivial” strategy</text:p>
          </table:table-cell>
        </table:table-row>
      </table:table>
      <text:p text:style-name="Text_20_body"/>
      <text:p text:style-name="P78">This package contains a few visitors used either by the strategies, or used in order to locate type binds within PO expressions. <text:span text:style-name="T57">They are fairly straightforward.</text:span></text:p>
      <text:list text:continue-numbering="true" text:style-name="Outline">
        <text:list-item>
          <text:list>
            <text:list-item>
              <text:list>
                <text:list-item>
                  <text:h text:style-name="P52" text:outline-level="3">Comments</text:h>
                </text:list-item>
              </text:list>
            </text:list-item>
          </text:list>
        </text:list-item>
      </text:list>
      <text:p text:style-name="P78">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5" text:outline-level="2"><text:bookmark-start text:name="__RefHeading___Toc900_2867662565"/><text:span text:style-name="T20">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75">Class Summary</text:p>
          </table:table-cell>
          <table:covered-table-cell/>
        </table:table-row>
        <table:table-row table:style-name="Table4.2">
          <table:table-cell table:style-name="Table4.A2" office:value-type="string">
            <text:p text:style-name="P76">**QuickCheckAnnotation</text:p>
          </table:table-cell>
          <table:table-cell table:style-name="Table4.B2" office:value-type="string">
            <text:p text:style-name="P76">The AST, TC and PO classes for @QuickCheck</text:p>
          </table:table-cell>
        </table:table-row>
        <table:table-row table:style-name="Table4.2">
          <table:table-cell table:style-name="Table4.A2" office:value-type="string">
            <text:p text:style-name="P76">IterableContext</text:p>
          </table:table-cell>
          <table:table-cell table:style-name="Table4.B2" office:value-type="string">
            <text:p text:style-name="P76">A collection of evaluation Contexts, one for each @T binding</text:p>
          </table:table-cell>
        </table:table-row>
      </table:table>
      <text:p text:style-name="Text_20_body"/>
      <text:p text:style-name="P78">The @QuickCheck annotation is provided to allow a specifier to give a list of types to use for polymorphic type parameters when instantiating a function within QuickCheck.</text:p>
      <text:p text:style-name="P79">The syntax for the annotation is one of two possibilities, for VDM-SL and other dialects, <text:span text:style-name="T47">assuming there is a polymorphic type parameter called @T:</text:span></text:p>
      <text:p text:style-name="Preformatted_20_Text"><text:soft-page-break/>-- @QuickCheck @T = &lt;type&gt; [,&lt;type&gt;*];</text:p>
      <text:p text:style-name="Preformatted_20_Text">-- @QuickCheck @T = new &lt;<text:span text:style-name="T47">class&gt;</text:span>(&lt;args&gt;);</text:p>
      <text:p text:style-name="Preformatted_20_Text"/>
      <text:p text:style-name="P79">When a PO is created, any annotations on the definition that contains the obligation are reflected in the PO itself. These annotations are then used in the main QuickCheck evaluation, creating an IterableContext that includes each of the polymorphic bindings specified in the annoation(s) – several annotations can be given for the same @T parameter, if that is clearer.</text:p>
      <text:p text:style-name="P79">The IterableContext is then used in the main QuickCheck processing to effectively repeat the evaluation with @T parameters bound to alternative types.</text:p>
      <text:p text:style-name="P80">Note that the <text:span text:style-name="T47">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2" text:outline-level="3">Comments</text:h>
                </text:list-item>
              </text:list>
            </text:list-item>
          </text:list>
        </text:list-item>
      </text:list>
      <text:p text:style-name="P81">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75">Class Summary</text:p>
          </table:table-cell>
          <table:covered-table-cell/>
        </table:table-row>
        <table:table-row table:style-name="Table5.2">
          <table:table-cell table:style-name="Table5.A2" office:value-type="string">
            <text:p text:style-name="P82">QuickCheck</text:p>
          </table:table-cell>
          <table:table-cell table:style-name="Table5.B2" office:value-type="string">
            <text:p text:style-name="P82">The main processing class for the tool.</text:p>
          </table:table-cell>
        </table:table-row>
      </table:table>
      <text:p text:style-name="Text_20_body"/>
      <text:p text:style-name="P83">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84">Typically, the methods of QuickCheck are called in the following order:</text:p>
      <text:p text:style-name="P83">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1">argv</text:span><text:span text:style-name="T15"> string </text:span><text:span text:style-name="T54">list</text:span><text:span text:style-name="T15"> of command options. The arguments are passed on to the strategies as they are loaded, allowing them to </text:span><text:span text:style-name="T58">use</text:span><text:span text:style-name="T15"> new 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58">(s) it defines</text:span><text:span text:style-name="T15">. </text:span><text:span text:style-name="T58">The resource file for the built-in strategies is in src/main/resources.</text:span></text:p>
      <text:p text:style-name="P85">The QuickCheck class maintains an error count, which can be queried <text:span text:style-name="T59">at any stage </text:span>with hasErrors.</text:p>
      <text:p text:style-name="P86">After <text:span text:style-name="T59">the</text:span> strategies have been loaded, they can be initialized by calling initStrategies. This calls the init method of every plugin loaded, passing <text:span text:style-name="T47">them</text:span> the QuickCheck instance.</text:p>
      <text:p text:style-name="P86">The getPOs method is typically called next, which is given the global list of POs, a list of selected PO numbers and PO name patterns. The result is a “chosen” list of POs to work on, which is saved in the object and is accessible with getChosen, as well as <text:span text:style-name="T59">being</text:span> return<text:span text:style-name="T59">ed</text:span> from getPOs.</text:p>
      <text:p text:style-name="P84"><text:span text:style-name="T15">The next </text:span><text:span text:style-name="T54">step</text:span><text:span text:style-name="T15"> is usually a call to getValues. This is passed one PO </text:span><text:span text:style-name="T58">at a time</text:span><text:span text:style-name="T15"> and calls each of the </text:span><text:span text:style-name="T60">enabled </text:span><text:span text:style-name="T15">strategy getValue methods to generate binding values. Before it can do this, it has to convert the PO’</text:span><text:span text:style-name="T58">s AST</text:span><text:span text:style-name="T15"> into an executable “IN” form and search for the type bindings in the PO expression. There are private methods for doing this. The </text:span><text:span text:style-name="T58">getValue</text:span><text:span text:style-name="T15"> also expands any @QuickCheck annotations (see </text:span><text:span text:style-name="T15"><text:bookmark-ref text:reference-format="number" text:ref-name="__RefHeading___Toc900_2867662565"> 2.5</text:bookmark-ref></text:span><text:span text:style-name="T15">) to create an IterableContext that is passed to the strategies, once for each type iteration.</text:span></text:p>
      <text:p text:style-name="P87"><text:span text:style-name="T15">After all of the strategies have been applied, if there are any binds that </text:span><text:span text:style-name="T58">still </text:span><text:span text:style-name="T15">don’t have values, these are filled in using a standard method – essentially the same as the “fixed” strategy. This is so that there will always be </text:span><text:span text:style-name="T11">some </text:span><text:span text:style-name="T15">values </text:span><text:span text:style-name="T58">for every bind</text:span><text:span text:style-name="T15">, even if a limited number of strategies are enabled.</text:span></text:p>
      <text:p text:style-name="P84"><text:span text:style-name="T15">The </text:span><text:span text:style-name="T60">final </text:span><text:span text:style-name="T15">result of the getValues call is a StrategyResults object, which contains a map of bindings and their possible values, as well as flags indicating whether any strategy has claimed the PO is </text:span><text:span text:style-name="T58">(dis)proved</text:span><text:span text:style-name="T15"> or </text:span><text:span text:style-name="T11">hasAllValues </text:span><text:span text:style-name="T58">set</text:span><text:span text:style-name="T15">.</text:span></text:p>
      <text:p text:style-name="P88"><text:soft-page-break/>Lastly, each PO is passed to the checkObligation method, along with the StrategyResults from getValue.</text:p>
      <text:p text:style-name="P87"><text:span text:style-name="T15">Before attempting to evaluate the PO, checkObligation checks that the PO is not </text:span><text:span text:style-name="T11">Unchecked </text:span><text:span text:style-name="T15">and not </text:span><text:span text:style-name="T11">provedBy </text:span><text:span text:style-name="T15">or </text:span><text:span text:style-name="T11">disprovedBy </text:span><text:span text:style-name="T15">some strategy.</text:span></text:p>
      <text:p text:style-name="P88">To start an evaluation, the bindings in the StrategyResults map must be allocated to 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59">any </text:span>output would otherwise spool to the console. A finally block resets the annotation processing in all circumstances after evaluation.</text:p>
      <text:p text:style-name="P87"><text:span text:style-name="T15">Normally a PO evaluation result is a boolean, </text:span><text:span text:style-name="T58">and </text:span><text:span text:style-name="T15">ideally </text:span><text:span text:style-name="T11">true</text:span><text:span text:style-name="T15">. But a PO evaluation may also throw exceptions, which are caught and effectively treated as </text:span><text:span text:style-name="T11">false.</text:span><text:span text:style-name="T15"> The timer thread that limits the evaluation duration send</text:span><text:span text:style-name="T61">s</text:span><text:span text:style-name="T15"> a user cancel signal if it takes too long, </text:span><text:span text:style-name="T58">s</text:span><text:span text:style-name="T15">o this case is checked for explicitly and </text:span><text:span text:style-name="T61">is recorded</text:span><text:span text:style-name="T15"> as a </text:span><text:span text:style-name="T11">TIMEOUT</text:span><text:span text:style-name="T15">.</text:span></text:p>
      <text:p text:style-name="P87"><text:span text:style-name="T58">Lastly, t</text:span><text:span text:style-name="T15">he result of the evaluation has to be analysed to determine what category of result this it – either </text:span><text:span text:style-name="T11">FAILED, PROVABLE, MAYBE </text:span><text:span text:style-name="T15">or </text:span><text:span text:style-name="T11">TIMEOUT. </text:span><text:span text:style-name="T62">This </text:span><text:span text:style-name="T58">looks</text:span><text:span text:style-name="T62"> at the overall true/false result, as well as the flags set regarding</text:span><text:span text:style-name="T63"> </text:span><text:span text:style-name="T64">execCompleted, execException,</text:span><text:span text:style-name="T63"> hasAllValues </text:span><text:span text:style-name="T62">and </text:span><text:span text:style-name="T63">timedOut, </text:span><text:span text:style-name="T62">and whether the PO is existential or universal (</text:span><text:span text:style-name="T58">ie. it starts with an </text:span><text:span text:style-name="T63">exists </text:span><text:span text:style-name="T62">or </text:span><text:span text:style-name="T58">a</text:span><text:span text:style-name="T62"> </text:span><text:span text:style-name="T63">forall</text:span><text:span text:style-name="T62">).</text:span></text:p>
      <text:p text:style-name="P89">The method “prints” the results using the QCConsole class. This has quiet and verbose flags that allow the output to be suppressed <text:span text:style-name="T59">(</text:span>or enhanced<text:span text:style-name="T59">)</text:span>, for example when the class is being used in a GUI environment rather than a console.</text:p>
      <text:list text:continue-numbering="true" text:style-name="Outline">
        <text:list-item>
          <text:list>
            <text:list-item>
              <text:list>
                <text:list-item>
                  <text:h text:style-name="P52" text:outline-level="3">Comments</text:h>
                </text:list-item>
              </text:list>
            </text:list-item>
          </text:list>
        </text:list-item>
      </text:list>
      <text:p text:style-name="P90">The class is rather monolithic and would probably benefit from being broken up into distinct stages. The inline use of output is also rather ugly – it made sense to start with, but now the tool is built into graphical environments it makes less sense.</text:p>
      <text:list text:continue-numbering="true" text:style-name="Outline">
        <text:list-item>
          <text:h text:style-name="P91" text:outline-level="1"><text:bookmark-start text:name="__RefHeading___Toc2853_1099856280"/>Using QuickCheck<text:bookmark-end text:name="__RefHeading___Toc2853_1099856280"/></text:h>
          <text:list>
            <text:list-item>
              <text:h text:style-name="P92" text:outline-level="2"><text:bookmark-start text:name="__RefHeading___Toc2855_1099856280"/>Usage of “qc”<text:bookmark-end text:name="__RefHeading___Toc2855_1099856280"/></text:h>
            </text:list-item>
          </text:list>
        </text:list-item>
      </text:list>
      <text:p text:style-name="P93">You can get help on the usage of “qc” by using the “-help” option:</text:p>
      <text:p text:style-name="P50">&gt; qc -help</text:p>
      <text:p text:style-name="P94">Usage: quickcheck [-?|-help][-q|-v|-n][-t &lt;<text:span text:style-name="T65">m</text:span>secs&gt;]</text:p>
      <text:p text:style-name="P94"><text:tab/>[-i &lt;status&gt;]* <text:span text:style-name="T66">[</text:span>-s &lt;strategy&gt;]*</text:p>
      <text:p text:style-name="P94"><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95">The help output lists the common options to start with, then lists the enabled strategies followed by the disabled strategies. <text:span text:style-name="T67">The strategy lists include their own command options. By convention, strategy options include the name of the strategy, to avoid clashes. For example “-fixed:size” sets the default number of values generated by the fixed strategy.</text:span></text:p>
      <text:p text:style-name="P80">The simplest use of “qc” is to use it with no options. In this case, the POG is called to generate obligations if they have not already been generated, and <text:span text:style-name="T67">then </text:span>all of the POs <text:span text:style-name="T11">in the current module or class</text:span> are processed. <text:span text:style-name="T67">For very small specification</text:span><text:span text:style-name="T68">s</text:span><text:span text:style-name="T67">, this is how you will usually use it.</text:span></text:p>
      <text:p text:style-name="P80">The next simplest usage is probably to test one particular PO by number. <text:span text:style-name="T69">So that is “qc 123” </text:span><text:span text:style-name="T67">for PO number 123</text:span><text:span text:style-name="T69">. But note that obligation numbers can change if you modify the specification and cause </text:span><text:span text:style-name="T67">new</text:span><text:span text:style-name="T69"> obligations to be created or </text:span><text:span text:style-name="T67">old ones </text:span><text:span text:style-name="T69">removed before the one you are looking at. </text:span><text:span text:style-name="T65">You can run a range of obligations, either by listing them all, or by using “qc &lt;from&gt; - &lt;to&gt;”, with spaces around the </text:span><text:span text:style-name="T67">hyphen.</text:span></text:p>
      <text:p text:style-name="P96"><text:span text:style-name="T69">You can sometimes get a more stable selection of POs by using a name pattern rather than a number. If you use “qc &lt;pattern&gt;” that will be matched against the name of the PO and the name of the module/class that the PO appears in. The patterns are </text:span><text:span text:style-name="T11">java.util.regex.Pattern </text:span><text:span text:style-name="T70">string</text:span><text:span text:style-name="T68">s</text:span><text:span text:style-name="T69">. The name of the PO is usually the function/operation that contains it, though obligations in measures also have that in the name, like “f; measure_f”. If you want to select all POs in all modules/classes, you can use “qc .*”. </text:span><text:span text:style-name="T65">You can </text:span><text:span text:style-name="T68">use</text:span><text:span text:style-name="T65"> </text:span><text:span text:style-name="T68">multiple</text:span><text:span text:style-name="T65"> patterns, if you wish.</text:span></text:p>
      <text:p text:style-name="P97">You can limit the amount of output you see with the -q/-v/-n flags. The -q option is as quiet as possible; the -v option adds extra verbose output (see the <text:span text:style-name="T11">verbose </text:span><text:span text:style-name="T15">method in QCConsole); and the -n option causes nominal output, which is very regular and just shows the status and the duration.</text:span></text:p>
      <text:p text:style-name="P97"><text:span text:style-name="T15">You can </text:span><text:span text:style-name="T70">limit the time of</text:span><text:span text:style-name="T15"> any one PO check by using the -t option, which takes a millisecond argument. This will try to cancel the evaluation after this time, though it is only accurate to within </text:span><text:span text:style-name="T70">~</text:span><text:span text:style-name="T15">10ms or so, because of scheduling delays. The default timeout is 5000ms (5 seconds). By </text:span><text:span text:style-name="T71">using</text:span><text:span text:style-name="T15"> a small </text:span><text:span text:style-name="T71">timeout </text:span><text:span text:style-name="T15">value, you can get a very quick idea of which POs are trivially (dis)provable. By </text:span><text:span text:style-name="T70">setting</text:span><text:span text:style-name="T15"> it </text:span><text:soft-page-break/><text:span text:style-name="T15">to a larger value, you may produce fewer </text:span><text:span text:style-name="T11">MAYBEs </text:span><text:span text:style-name="T15">but the overall run will take longer.</text:span></text:p>
      <text:p text:style-name="P98"><text:span text:style-name="T71">To increase the effort that qc spends on each PO, you can set the “size” option for the strategies that you want to use. For example, setting “-fixed:size 500” you will set the default number of values generated by the fixed strategy to 500, rather than the default, which is 20. </text:span><text:span text:style-name="T72">You may want to increase the -t timeout value as well, if you start to see more </text:span><text:span text:style-name="T73">TIMEOUT</text:span><text:span text:style-name="T72"> results.</text:span></text:p>
      <text:p text:style-name="P98"><text:span text:style-name="T15">The -i option will only include results for </text:span><text:span text:style-name="T70">a</text:span><text:span text:style-name="T15"> particular status, like “qc -</text:span><text:span text:style-name="T74">i </text:span><text:span text:style-name="T15">failed” (case insensitive). </text:span><text:span text:style-name="T74">You can use multiple -i options.</text:span><text:span text:style-name="T15"> This is useful because often you want to really focus on failures, or to know that there are none. Any status can be passed, see POStatus for a complete list. </text:span><text:span text:style-name="T71">Note that this option still evaluates all of the POs that you specify (to find their status!), but it will only show you the ones with the status</text:span><text:span text:style-name="T74">(es)</text:span><text:span text:style-name="T71"> you asked for.</text:span></text:p>
      <text:p text:style-name="P97"><text:span text:style-name="T15">By default, strategies are enabled or disabled according to their </text:span><text:span text:style-name="T75">useByDefault </text:span><text:span text:style-name="T15">method. But this can be overridden using the -s option. The option matches one (case </text:span><text:span text:style-name="T11">sensitive</text:span><text:span text:style-name="T15">) strategy name, though multiple -s options can be used. As soon as -s is used, </text:span><text:span text:style-name="T11">all other strategies are disabled</text:span><text:span text:style-name="T15">. So adding “-s search” will just use the search strategy. This can be used if you have added your own strategies and want to use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99"><text:span text:style-name="T76">T</text:span>he “qr” command is very simple. It can only be used with a single PO at a time, and that PO must previously have been processed with “qc” to produce a counterexample. So you may see responses like this:</text:p>
      <text:p text:style-name="P50">&gt; qr</text:p>
      <text:p text:style-name="Preformatted_20_Text">Usage: qcrun &lt;PO number&gt;</text:p>
      <text:p text:style-name="P50">&gt; qr 1</text:p>
      <text:p text:style-name="Preformatted_20_Text">Obligation does not have a counterexample/witness. Run qc?</text:p>
      <text:p text:style-name="Preformatted_20_Text">&gt; </text:p>
      <text:p text:style-name="Preformatted_20_Text"/>
      <text:p text:style-name="P99">If you have run “qc” and a PO has resulted in a <text:span text:style-name="T11">FAILED </text:span><text:span text:style-name="T15">status with a counterexample, “qr” will attempt to use the counterexample bindings to match the parameter values in the enclosing function or operation. It naively does this by name. So if you have a function which hides names</text:span><text:span text:style-name="T15"><text:note text:id="ftn1" text:note-class="footnote"><text:note-citation>1</text:note-citation><text:note-body><text:p text:style-name="Footnote"><text:s/><text:span text:style-name="T77">For example with a “let” expression that re-defines a parameter variable. Please don’t do this!</text:span></text:p></text:note-body></text:note></text:span><text:span text:style-name="T15"> it may not be possible to guess the argument value to set. Similarly, if you have a complex recursive (especially mutually recursive) specification, it may not be possible to unpick the outermost arguments to use from the counterexample. But it will try, and it works for most straightforward cases.</text:span></text:p>
      <text:p text:style-name="P100">For example:</text:p>
      <text:p text:style-name="Preformatted_20_Text">functions</text:p>
      <text:p text:style-name="Preformatted_20_Text"><text:tab/>f: nat * seq of <text:span text:style-name="T76">nat</text:span> -&gt; nat</text:p>
      <text:p text:style-name="Preformatted_20_Text"><text:tab/>f(i, s) == s(i);</text:p>
      <text:p text:style-name="Preformatted_20_Text"/>
      <text:p text:style-name="P50">&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76">nat</text:span> &amp;</text:p>
      <text:p text:style-name="Preformatted_20_Text"><text:s text:c="2"/>i in set inds s)</text:p>
      <text:p text:style-name="Preformatted_20_Text"/>
      <text:p text:style-name="P50">&gt; qr 1</text:p>
      <text:p text:style-name="P50">=&gt; print f(0, [])</text:p>
      <text:p text:style-name="Preformatted_20_Text">Error 4064: Value 0 is not a nat1 in 'DEFAULT' (test.vdm) at line 3:16</text:p>
      <text:p text:style-name="Preformatted_20_Text">3: <text:s/><text:tab/>f(i, s) == s(i);</text:p>
      <text:p text:style-name="Preformatted_20_Text">MainThread&gt; -- <text:span text:style-name="T77">start debugging here!</text:span></text:p>
      <text:p text:style-name="Preformatted_20_Text"/>
      <text:p text:style-name="P101">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3"><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17/12/24</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15</text:page-number><text:s/>of <text:page-count style:num-format="1">15</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QuickCheck Design Specification</dc:title>
    <dc:description>The design specification for QuickCheck.</dc:description>
    <meta:editing-cycles>310</meta:editing-cycles>
    <meta:editing-duration>P3DT15H59M21S</meta:editing-duration>
    <dc:date>2024-12-17T22:27:53.941145487</dc:date>
    <dc:subject>QuickCheck</dc:subject>
    <meta:print-date>2024-12-17T11:29:26.040568100</meta:print-date>
    <meta:printed-by>PDF files</meta:printed-by>
    <meta:keyword>QuickCheck</meta:keyword>
    <meta:document-statistic meta:table-count="11" meta:image-count="1" meta:object-count="0" meta:page-count="15" meta:paragraph-count="386" meta:word-count="5652" meta:character-count="34689" meta:non-whitespace-character-count="29158"/>
    <meta:user-defined meta:name="Info 1">0.1</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